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771cm" fo:margin-left="-0.199cm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2.06cm"/>
    </style:style>
    <style:style style:name="Table1.C" style:family="table-column">
      <style:table-column-properties style:column-width="1cm"/>
    </style:style>
    <style:style style:name="Table1.D" style:family="table-column">
      <style:table-column-properties style:column-width="2.75cm"/>
    </style:style>
    <style:style style:name="Table1.E" style:family="table-column">
      <style:table-column-properties style:column-width="2.501cm"/>
    </style:style>
    <style:style style:name="Table1.F" style:family="table-column">
      <style:table-column-properties style:column-width="0.75cm"/>
    </style:style>
    <style:style style:name="Table1.G" style:family="table-column">
      <style:table-column-properties style:column-width="7.269cm"/>
    </style:style>
    <style:style style:name="Table1.1" style:family="table-row">
      <style:table-row-properties style:min-row-height="1.279cm" fo:keep-together="always"/>
    </style:style>
    <style:style style:name="Table1.A1" style:family="table-cell">
      <style:table-cell-properties style:vertical-align="middle" fo:background-color="#66666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25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069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2.496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1.097cm" fo:keep-together="auto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2.755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1.522cm" fo:keep-together="auto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3.9cm" fo:keep-together="auto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9" style:family="table-row">
      <style:table-row-properties style:min-row-height="2.23cm"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0" style:family="table-row">
      <style:table-row-properties style:min-row-height="1.983cm" fo:keep-together="auto"/>
    </style:style>
    <style:style style:name="Table1.A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5" style:family="table-row">
      <style:table-row-properties style:min-row-height="1.573cm" fo:keep-together="auto"/>
    </style:style>
    <style:style style:name="Table1.A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L2">
      <style:paragraph-properties fo:margin-top="0cm" fo:margin-bottom="0cm" fo:line-height="100%" style:text-autospace="none" style:punctuation-wrap="simple" style:vertical-align="baseline"/>
    </style:style>
    <style:style style:name="P2" style:family="paragraph" style:parent-style-name="Standard" style:list-style-name="L5">
      <style:paragraph-properties fo:margin-top="0cm" fo:margin-bottom="0cm" fo:line-height="100%" style:text-autospace="none" style:punctuation-wrap="simple" style:vertical-align="baseline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59cm"/>
        </style:tab-stops>
      </style:paragraph-properties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cm" fo:margin-bottom="0cm" fo:line-height="100%" style:text-autospace="none" style:punctuation-wrap="simple" style:vertical-align="baselin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9" style:family="paragraph" style:parent-style-name="Standard" style:list-style-name="L3">
      <style:paragraph-properties fo:margin-top="0cm" fo:margin-bottom="0cm" fo:line-height="100%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0.751cm"/>
        </style:tab-stops>
      </style:paragraph-properties>
      <style:text-properties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0.751cm"/>
        </style:tab-stops>
      </style:paragraph-properties>
      <style:text-properties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13" style:family="paragraph" style:parent-style-name="Standard">
      <style:paragraph-properties fo:margin-top="0cm" fo:margin-bottom="0cm" fo:line-height="100%"/>
      <style:text-properties style:font-name="Arial" fo:font-size="12pt" style:font-name-asian="Times New Roman" style:font-size-asian="12pt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fo:line-height="100%" style:text-autospace="none" style:punctuation-wrap="simple" style:vertical-align="baseline"/>
      <style:text-properties style:font-name="Arial" fo:font-size="12pt" style:font-name-asian="Times New Roman" style:font-size-asian="12pt" style:font-name-complex="Arial" style:font-size-complex="12pt" style:font-weight-complex="bold"/>
    </style:style>
    <style:style style:name="P15" style:family="paragraph" style:parent-style-name="Standard" style:list-style-name="L4">
      <style:paragraph-properties fo:margin-top="0cm" fo:margin-bottom="0cm" fo:line-height="100%" style:text-autospace="none" style:punctuation-wrap="simple" style:vertical-align="baseline"/>
      <style:text-properties style:font-name="Arial" fo:font-size="12pt" style:font-name-asian="Times New Roman" style:font-size-asian="12pt" style:font-name-complex="Arial" style:font-size-complex="12pt" style:font-weight-complex="bold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0.751cm"/>
        </style:tab-stops>
      </style:paragraph-properties>
      <style:text-properties style:font-name="Arial" fo:font-size="12pt" style:font-name-asian="Times New Roman" style:font-size-asian="12pt" style:font-name-complex="Arial" style:font-size-complex="12pt"/>
    </style:style>
    <style:style style:name="P17" style:family="paragraph" style:parent-style-name="Standard">
      <style:paragraph-properties fo:margin-top="0cm" fo:margin-bottom="0cm" fo:line-height="100%" style:text-autospace="none" style:punctuation-wrap="simple" style:vertical-align="baseline">
        <style:tab-stops>
          <style:tab-stop style:position="0.751cm"/>
        </style:tab-stops>
      </style:paragraph-properties>
      <style:text-properties style:font-name="Arial" fo:font-size="12pt" style:font-name-asian="Times New Roman" style:font-size-asian="12pt" style:font-name-complex="Arial" style:font-size-complex="12pt"/>
    </style:style>
    <style:style style:name="P18" style:family="paragraph" style:parent-style-name="Standard">
      <style:paragraph-properties fo:margin-top="0cm" fo:margin-bottom="0cm" fo:line-height="100%" style:text-autospace="none" style:punctuation-wrap="simple" style:vertical-align="baseline">
        <style:tab-stops>
          <style:tab-stop style:position="0.751cm"/>
        </style:tab-stops>
      </style:paragraph-properties>
      <style:text-properties style:font-name="Arial" fo:font-size="12pt" style:font-name-asian="Times New Roman" style:font-size-asian="12pt" style:font-name-complex="Arial" style:font-size-complex="12pt"/>
    </style:style>
    <style:style style:name="P19" style:family="paragraph" style:parent-style-name="Standard" style:list-style-name="L1">
      <style:paragraph-properties fo:margin-top="0cm" fo:margin-bottom="0cm" fo:line-height="100%"/>
      <style:text-properties style:font-name="Arial" style:font-name-asian="Times New Roman" style:font-name-complex="Arial" style:font-size-complex="12pt" style:font-weight-complex="bold"/>
    </style:style>
    <style:style style:name="P2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style:font-name="Arial" style:font-name-asian="Times New Roman" style:font-name-complex="Arial"/>
    </style:style>
    <style:style style:name="P21" style:family="paragraph" style:parent-style-name="Standard">
      <style:paragraph-properties fo:margin-top="0cm" fo:margin-bottom="0cm" fo:line-height="100%"/>
      <style:text-properties style:font-name="Arial" fo:font-weight="bold" style:font-name-asian="Times New Roman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weight="bold" style:font-name-asian="Times New Roman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/>
      <style:text-properties style:font-name="Arial" fo:font-weight="bold" style:font-name-asian="Times New Roman" style:font-weight-asian="bold" style:font-name-complex="Arial" style:font-weight-complex="bold"/>
    </style:style>
    <style:style style:name="P2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25" style:family="paragraph" style:parent-style-name="Standard" style:list-style-name="WW8Num10">
      <style:paragraph-properties fo:margin-left="2.54cm" fo:margin-right="0cm" fo:margin-top="0cm" fo:margin-bottom="0cm" fo:line-height="100%" fo:text-indent="-2.29cm" style:auto-text-indent="false"/>
      <style:text-properties style:font-name="Arial" fo:font-size="12pt" style:font-name-asian="Times New Roman" style:font-size-asian="12pt" style:font-name-complex="Arial" style:font-size-complex="12pt" style:font-weight-complex="bold"/>
    </style:style>
    <style:style style:name="P26" style:family="paragraph" style:parent-style-name="Standard" style:list-style-name="WW8Num10">
      <style:paragraph-properties fo:margin-left="2.54cm" fo:margin-right="0cm" fo:margin-top="0cm" fo:margin-bottom="0cm" fo:line-height="100%" fo:text-indent="-2.29cm" style:auto-text-indent="false"/>
      <style:text-properties style:font-name="Arial" fo:font-size="12pt" fo:background-color="#ffff00" style:font-name-asian="Times New Roman" style:font-size-asian="12pt" style:font-name-complex="Arial" style:font-size-complex="12pt" style:font-weight-complex="bold"/>
    </style:style>
    <style:style style:name="P27" style:family="paragraph" style:parent-style-name="Standard">
      <style:paragraph-properties fo:margin-top="0.423cm" fo:margin-bottom="0.106cm" fo:line-height="100%" fo:keep-with-next="always" style:text-autospace="none" style:punctuation-wrap="simple" style:vertical-align="baseline">
        <style:tab-stops>
          <style:tab-stop style:position="1.191cm"/>
          <style:tab-stop style:position="1.685cm" style:type="center"/>
        </style:tab-stops>
      </style:paragraph-properties>
      <style:text-properties style:font-name="Arial" fo:font-size="12pt" fo:font-weight="bold" style:letter-kerning="true" style:font-name-asian="Times New Roman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top="0.423cm" fo:margin-bottom="0.106cm" fo:line-height="100%" fo:keep-with-next="always" style:text-autospace="none" style:punctuation-wrap="simple" style:vertical-align="baseline"/>
      <style:text-properties style:font-name="Arial" fo:font-size="12pt" fo:font-style="italic" fo:font-weight="bold" style:font-name-asian="Times New Roman" style:font-size-asian="12pt" style:font-style-asian="italic" style:font-weight-asian="bold" style:font-name-complex="Arial" style:font-size-complex="12pt"/>
    </style:style>
    <style:style style:name="P29" style:family="paragraph" style:parent-style-name="Standard">
      <style:paragraph-properties fo:margin-top="0.423cm" fo:margin-bottom="0.106cm" fo:line-height="100%" fo:keep-with-next="always" style:text-autospace="none" style:punctuation-wrap="simple" style:vertical-align="baseline"/>
      <style:text-properties fo:color="#ffffff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fo:font-weight="bold" style:font-weight-asian="bold"/>
    </style:style>
    <style:style style:name="T3" style:family="text">
      <style:text-properties fo:color="#0000ff" style:font-name="Arial" fo:font-size="12pt" style:font-name-asian="Times New Roman" style:font-size-asian="12pt" style:font-name-complex="Arial" style:font-size-complex="12pt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ff0000" style:font-name="Arial" fo:font-size="12pt" style:font-name-asian="Times New Roman" style:font-size-asian="12pt" style:font-name-complex="Arial" style:font-size-complex="12pt"/>
    </style:style>
    <style:style style:name="T6" style:family="text">
      <style:text-properties fo:color="#33cc66"/>
    </style:style>
    <style:style style:name="T7" style:family="text">
      <style:text-properties fo:color="#33cc66" fo:font-weight="bold" style:font-weight-asian="bold"/>
    </style:style>
    <style:style style:name="T8" style:family="text">
      <style:text-properties fo:color="#33cc66" style:font-name="Arial" fo:font-size="12pt" style:font-name-asian="Times New Roman" style:font-size-asian="12pt" style:font-name-complex="Arial" style:font-size-complex="12pt"/>
    </style:style>
    <style:style style:name="T9" style:family="text">
      <style:text-properties style:font-name="Arial" fo:font-size="12pt" style:font-name-asian="Times New Roman" style:font-size-asian="12pt" style:font-name-complex="Arial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UGGESTED FORMAT FOR INDIVIDUAL LESSON PLAN</text:p>
      <text:p text:style-name="P4"/>
      <text:p text:style-name="P3">Please tick as appropriate</text:p>
      <text:list xml:id="list508348428" text:style-name="WW8Num10">
        <text:list-item>
          <text:p text:style-name="P25">This is largely the School’s planning<text:tab/><text:tab/><text:tab/><text:tab/><text:tab/></text:p>
        </text:list-item>
        <text:list-item>
          <text:p text:style-name="P25">I planned this with support from school</text:p>
        </text:list-item>
        <text:list-item>
          <text:p text:style-name="P26">I planned this independently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3" office:value-type="string">
            <text:p text:style-name="P29">LESSON PLAN</text:p>
          </table:table-cell>
          <table:covered-table-cell/>
          <table:covered-table-cell/>
          <table:table-cell table:style-name="Table1.D1" table:number-columns-spanned="2" office:value-type="string">
            <text:p text:style-name="P28">Subject Literacy</text:p>
          </table:table-cell>
          <table:covered-table-cell/>
          <table:table-cell table:style-name="Table1.F1" table:number-rows-spanned="2" table:number-columns-spanned="2" office:value-type="string">
            <text:p text:style-name="P3">NC/CGFS/PNS Links</text:p>
            <text:p text:style-name="P16"/>
            <text:p text:style-name="P16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8">Date</text:p>
            <text:p text:style-name="P3"/>
          </table:table-cell>
          <table:covered-table-cell/>
          <table:table-cell table:style-name="Table1.C2" table:number-columns-spanned="2" office:value-type="string">
            <text:p text:style-name="P27">Time </text:p>
          </table:table-cell>
          <table:covered-table-cell/>
          <table:table-cell table:style-name="Table1.E2" office:value-type="string">
            <text:p text:style-name="P5"/>
            <text:p text:style-name="P3">Class 5/6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7" office:value-type="string">
            <text:p text:style-name="P21">My teaching target appropriate to this lesson:</text:p>
            <text:list xml:id="list75546412" text:style-name="L1">
              <text:list-item>
                <text:p text:style-name="P19">Maintain good behaviour management throughout sessio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7" office:value-type="string">
            <text:p text:style-name="P3">Learning Intentions</text:p>
            <text:list xml:id="list793101926" text:style-name="L2">
              <text:list-item>
                <text:p text:style-name="P1"><text:span text:style-name="T9">All children should be able to understand what an adjective, verb and noun is </text:span></text:p>
              </text:list-item>
              <text:list-item>
                <text:p text:style-name="P1"><text:span text:style-name="T3">AA</text:span><text:span text:style-name="T9">/</text:span><text:span text:style-name="T5">A</text:span><text:span text:style-name="T9"> children should be able to classify different adjs, nouns and verbs </text:span></text:p>
              </text:list-item>
              <text:list-item>
                <text:p text:style-name="P1"><text:span text:style-name="T8">BA</text:span><text:span text:style-name="T9"> children should be able to classify some adjs, nouns and verb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21">Success Criteria</text:p>
            <text:list xml:id="list388439664" text:style-name="L3">
              <text:list-item>
                <text:p text:style-name="P9">To be able to identfy each word that is acted out as either a noun/adj/verb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7" office:value-type="string">
            <text:p text:style-name="P13"><text:span text:style-name="T1">Implications From Previous Learning / Assessment</text:span></text:p>
            <text:p text:style-name="P13"><text:span text:style-name="T2">AA</text:span><text:span text:style-name="T1">/</text:span><text:span text:style-name="T4">A</text:span><text:span text:style-name="T1"> children should already be able to define adj/noun/verb</text:span></text:p>
            <text:p text:style-name="P13"><text:span text:style-name="T7">BA</text:span><text:span text:style-name="T1"> children may have some difficulty remembering each word's group</text:span></text:p>
            <text:p text:style-name="P13"><text:span text:style-name="T1">Children have not had a lot of practise doing drama activities, but enjoy practical work. </text:span></text:p>
            <text:p text:style-name="P13"><text:span text:style-name="T1">Children know that when in the hall the behaviour management technique switches from jingles to claps. </text:span></text:p>
            <text:p text:style-name="P13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7" office:value-type="string">
            <text:p text:style-name="P3">Possible Misconceptions</text:p>
            <text:list xml:id="list769119160" text:style-name="L4">
              <text:list-item>
                <text:p text:style-name="P15">What a noun/adj/verb is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office:value-type="string">
            <text:p text:style-name="P3">Time</text:p>
            <text:p text:style-name="P3"/>
            <text:p text:style-name="P3">5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8" table:number-columns-spanned="5" office:value-type="string">
            <text:p text:style-name="P6">Introduction &amp; Teaching Input</text:p>
            <text:p text:style-name="P10"/>
            <text:p text:style-name="P10">Introduce myself and what behaviour I expect from the children.</text:p>
            <text:p text:style-name="P10">Ask them to define for me and adj/noun/verb – use peer learning to help the BA children. (Think/Pair/Share)</text:p>
            <text:p text:style-name="P10">Model what the children will be doing – pick a card and act out the word. Decide as a group if the word is an adf/verb/noun.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G8" office:value-type="string">
            <text:p text:style-name="P7">Key Questions and Teaching Points</text:p>
            <text:p text:style-name="P8"/>
            <text:list xml:id="list429044480" text:style-name="L5">
              <text:list-item>
                <text:p text:style-name="P2"><text:span text:style-name="T10">Adjective</text:span><text:span text:style-name="T11">: Describing word </text:span></text:p>
              </text:list-item>
              <text:list-item>
                <text:p text:style-name="P2"><text:span text:style-name="T10">Noun: </text:span><text:span text:style-name="T11">Person/animal/place </text:span></text:p>
              </text:list-item>
              <text:list-item>
                <text:p text:style-name="P2"><text:span text:style-name="T10">Verb:</text:span><text:span text:style-name="T11"> Action word </text:span></text:p>
                <text:p text:style-name="P2"><text:span text:style-name="T11"/></text:p>
              </text:list-item>
            </text:list>
          </table:table-cell>
        </table:table-row>
        <table:table-row table:style-name="Table1.9">
          <table:table-cell table:style-name="Table1.A9" office:value-type="string">
            <text:p text:style-name="P11">Time</text:p>
            <text:p text:style-name="P11"/>
            <text:p text:style-name="P11">15</text:p>
            <text:p text:style-name="P11"/>
            <text:p text:style-name="P11"/>
            <text:p text:style-name="P11"><text:soft-page-break/>10</text:p>
            <text:p text:style-name="P11"/>
            <text:p text:style-name="P11"/>
          </table:table-cell>
          <table:table-cell table:style-name="Table1.B9" table:number-columns-spanned="6" office:value-type="string">
            <text:p text:style-name="P11">Development / Pupils’ Activities</text:p>
            <text:p text:style-name="P11"/>
            <text:p text:style-name="P11">Ask the children to get into groups of 3, 4 or 5. Go around the hall and give them a card. Ask them to begin devising a short piece of drama that will help the class guss the word on the card.</text:p>
            <text:p text:style-name="P11"><text:soft-page-break/>Bring the children back together using claps. Explain that we will watch each group through together, showing respect by listening and looking. </text:p>
            <text:p text:style-name="P11">Ask the children at the end of performance to guess whether they think it was a verb/adj/noun – then ask them WHY. </text:p>
            <text:p text:style-name="P11">Repeat this for each group.</text:p>
            <text:p text:style-name="P11"/>
            <text:p text:style-name="P11">Differentiation </text:p>
            <text:p text:style-name="P11">Ask different levels of questions – focus <text:span text:style-name="T6">BA</text:span> children with questions focused on defining as opposed to classifying. </text:p>
            <text:p text:style-name="P11">The words on the cards will be differentiated so children can pick a word to act out that they know. Eg. Collosus and big will be on the same card.</text:p>
            <text:p text:style-name="P11"/>
            <text:p text:style-name="P11">Plenary</text:p>
            <text:p text:style-name="P17">End by telling 'the alien that has just landed' what adjective, noun and verb means and give an example. 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1">Scaffolding and the role of adults</text:p>
            <text:p text:style-name="P17">No other adults will be present – make sure I rotate around the hall offering help with drama techniques as children are not confident in this subjec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1">Classroom Management</text:p>
            <text:p text:style-name="P17">Claps to get the children together and quiet. </text:p>
            <text:p text:style-name="P17">Mark certain areas of the hall as off limits so that the group stays largely together. </text:p>
            <text:p text:style-name="P17">If children do not get into groups fast enough use an already assigned group lis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2" table:number-columns-spanned="7" office:value-type="string">
            <text:p text:style-name="P21">Resources Needed</text:p>
            <text:p text:style-name="P20">List of words cards for main acitivity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7" office:value-type="string">
            <text:p text:style-name="P21">Health and Safety</text:p>
            <text:p text:style-name="P21">No running/climbing/using props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4" table:number-columns-spanned="7" office:value-type="string">
            <text:p text:style-name="P3">Assessment </text:p>
            <text:p text:style-name="P14">Ask a range of children to help classify the word at the end, assessing each child by their answer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7" office:value-type="string">
            <text:p text:style-name="P22">Extension/Further Activities</text:p>
            <text:p text:style-name="P23">Talk about what an adverb is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GB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Wingdings 2" style:font-name-complex="Wingdings 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194cm" fo:text-indent="-0.635cm" fo:margin-left="1.19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68cm" fo:text-indent="-0.635cm" fo:margin-left="3.86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78cm" fo:text-indent="-0.635cm" fo:margin-left="7.67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88cm" fo:text-indent="-0.635cm" fo:margin-left="11.4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15z1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15z1" style:num-suffix="." text:bullet-char="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15z1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15z1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15z1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15z1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15z1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12</meta:initial-creator>
    <meta:creation-date>2012-08-10T07:05:00</meta:creation-date>
    <dc:creator>Daniel Randall</dc:creator>
    <dc:date>2013-02-24T18:02:54</dc:date>
    <meta:editing-cycles>7</meta:editing-cycles>
    <meta:editing-duration>PT6M</meta:editing-duration>
    <meta:generator>LibreOffice/3.5$Linux_X86_64 LibreOffice_project/350m1$Build-2</meta:generator>
    <meta:document-statistic meta:table-count="1" meta:image-count="0" meta:object-count="0" meta:page-count="2" meta:paragraph-count="63" meta:word-count="538" meta:character-count="3125" meta:non-whitespace-character-count="2638"/>
    <meta:user-defined meta:name="Info 1"/>
    <meta:user-defined meta:name="Info 2"/>
    <meta:user-defined meta:name="Info 3"/>
    <meta:user-defined meta:name="Info 4"/>
  </office:meta>
</office:document-meta>
</file>